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273567943556818" calcext:value-type="float">
            <text:p>0.0027356794</text:p>
          </table:table-cell>
          <table:table-cell table:formula="of:=[.B8]-[.B2]" office:value-type="float" office:value="-0.000346024957116213" calcext:value-type="float">
            <text:p>-0.000346025</text:p>
          </table:table-cell>
          <table:table-cell office:value-type="float" office:value="-0.000340311823637021" calcext:value-type="float">
            <text:p>-0.0003403118</text:p>
          </table:table-cell>
          <table:table-cell table:formula="of:=ABS([.D2]/[.B2])" office:value-type="float" office:value="0.124397551559743" calcext:value-type="float">
            <text:p>0.1243975516</text:p>
          </table:table-cell>
          <table:table-cell table:formula="of:=ABS(([.D2]-[.C2])/[.C2])" office:value-type="float" office:value="0.0165107555443553" calcext:value-type="float">
            <text:p>0.0165107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54976002208296" calcext:value-type="float">
            <text:p>0.00254976</text:p>
          </table:table-cell>
          <table:table-cell table:formula="of:=[.B8]-[.B3]" office:value-type="float" office:value="-0.000160105543630991" calcext:value-type="float">
            <text:p>-0.0001601055</text:p>
          </table:table-cell>
          <table:table-cell office:value-type="float" office:value="-0.000163436192022754" calcext:value-type="float">
            <text:p>-0.0001634362</text:p>
          </table:table-cell>
          <table:table-cell table:formula="of:=ABS([.D3]/[.B3])" office:value-type="float" office:value="0.0640986565822925" calcext:value-type="float">
            <text:p>0.0640986566</text:p>
          </table:table-cell>
          <table:table-cell table:formula="of:=ABS(([.D3]-[.C3])/[.C3])" office:value-type="float" office:value="0.0208028299097477" calcext:value-type="float">
            <text:p>0.020802829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/>
          <table:table-cell table:formula="of:=[.B8]-[.B4]" office:value-type="float" office:value="0.00238965447845197" calcext:value-type="float">
            <text:p>0.0023896545</text:p>
          </table:table-cell>
          <table:table-cell table:style-name="ce2"/>
          <table:table-cell table:formula="of:=ABS([.D4]/[.B4])" office:value-type="string" office:string-value="" calcext:value-type="error">
            <text:p>#DIV/0!</text:p>
          </table:table-cell>
          <table:table-cell table:formula="of:=ABS(([.D4]-[.C4])/[.C4])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/>
          <table:table-cell table:formula="of:=[.B8]-[.B5]" office:value-type="float" office:value="0.00238965447845197" calcext:value-type="float">
            <text:p>0.0023896545</text:p>
          </table:table-cell>
          <table:table-cell table:style-name="ce3"/>
          <table:table-cell table:formula="of:=ABS([.D5]/[.B5])" office:value-type="string" office:string-value="" calcext:value-type="error">
            <text:p>#DIV/0!</text:p>
          </table:table-cell>
          <table:table-cell table:formula="of:=ABS(([.D5]-[.C5])/[.C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F04</text:p>
          </table:table-cell>
          <table:table-cell/>
          <table:table-cell table:formula="of:=[.B8]-[.B6]" office:value-type="float" office:value="0.00238965447845197" calcext:value-type="float">
            <text:p>0.0023896545</text:p>
          </table:table-cell>
          <table:table-cell table:style-name="ce3"/>
          <table:table-cell table:formula="of:=ABS([.D6]/[.B6])" office:value-type="string" office:string-value="" calcext:value-type="error">
            <text:p>#DIV/0!</text:p>
          </table:table-cell>
          <table:table-cell table:formula="of:=ABS(([.D6]-[.C6])/[.C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F05</text:p>
          </table:table-cell>
          <table:table-cell/>
          <table:table-cell table:formula="of:=[.B8]-[.B7]" office:value-type="float" office:value="0.00238965447845197" calcext:value-type="float">
            <text:p>0.0023896545</text:p>
          </table:table-cell>
          <table:table-cell table:style-name="ce3"/>
          <table:table-cell table:formula="of:=ABS([.D7]/[.B7])" office:value-type="string" office:string-value="" calcext:value-type="error">
            <text:p>#DIV/0!</text:p>
          </table:table-cell>
          <table:table-cell table:formula="of:=ABS(([.D7]-[.C7])/[.C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38965447845197" calcext:value-type="float">
            <text:p>0.00238965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20:14:27.799948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3T21:16:30.242037853</dc:date>
    <meta:editing-duration>PT13H45S</meta:editing-duration>
    <meta:editing-cycles>13</meta:editing-cycles>
    <meta:generator>LibreOffice/4.2.8.2$Linux_X86_64 LibreOffice_project/420m0$Build-2</meta:generator>
    <meta:document-statistic meta:table-count="1" meta:cell-count="39" meta:object-count="0"/>
  </office:meta>
</office:document-meta>
</file>